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048af0" officeooo:paragraph-rsid="00048af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officeooo:rsid="00048af0" officeooo:paragraph-rsid="00048af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fr" fo:country="FR" style:text-underline-style="solid" style:text-underline-width="auto" style:text-underline-color="font-color" officeooo:rsid="00048af0" officeooo:paragraph-rsid="00048af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48af0"/>
    </style:style>
    <style:style style:name="T1" style:family="text">
      <style:text-properties officeooo:rsid="00048af0"/>
    </style:style>
    <style:style style:name="T2" style:family="text">
      <style:text-properties fo:font-size="12pt" fo:language="fr" fo:country="FR" officeooo:rsid="00048af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</text:p>
      <text:p text:style-name="P2"/>
      <text:p text:style-name="P2"/>
      <text:p text:style-name="P3">Attractions touristiques:</text:p>
      <text:p text:style-name="P2"/>
      <text:p text:style-name="P2">En tant que Utilisateur</text:p>
      <text:p text:style-name="P2">Je veux avoir les cinq attractions touristiques les plus proches de ma position</text:p>
      <text:p text:style-name="P2">Afin de voir celles qui peuvent m’intéresser </text:p>
      <text:p text:style-name="P2"/>
      <text:p text:style-name="P4"><text:span text:style-name="T2">Préférence de voyage :</text:span></text:p>
      <text:p text:style-name="P2"/>
      <text:p text:style-name="P2">En tant que Utilisateur</text:p>
      <text:p text:style-name="P2">Je veux définir mes préférences de voyages (durée, nombre d’enfant, nombre d’adultes)</text:p>
      <text:p text:style-name="P2">Afin de recevoir des offres</text:p>
      <text:p text:style-name="P2"/>
      <text:p text:style-name="P2"/>
      <text:p text:style-name="P4"><text:span text:style-name="T2">Points de récompenses: </text:span></text:p>
      <text:p text:style-name="P2"/>
      <text:p text:style-name="P2">En tant que Utilisateur</text:p>
      <text:p text:style-name="P2">Je veux recevoir des points de récompenses pour les visites des attractions touristiques</text:p>
      <text:p text:style-name="P2">Afin de recevoir des réductions sur les voyages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25T17:41:38.778000000</dc:date>
    <meta:editing-duration>PT15M54S</meta:editing-duration>
    <meta:editing-cycles>3</meta:editing-cycles>
    <meta:document-statistic meta:table-count="0" meta:image-count="0" meta:object-count="0" meta:page-count="1" meta:paragraph-count="13" meta:word-count="81" meta:character-count="522" meta:non-whitespace-character-count="452"/>
  </office:meta>
</office:document-meta>
</file>